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lternating-Latching-Relay 是一款 自保持式交替切換繼電器模組，採用 機械電磁繼電器 (Mechanical Relay)、觸點切換（Contact Switching） 與 自保持電路 (Self-Holding Circuit) 設計，能實現 類似棘輪開關（Ratchet-like）與雙穩開關（Bistable Switch）行為。在接收控制脈衝後可保持 ON/OFF 狀態直到下一次觸發。適用於 工業控制、電力切換、照明控制、馬達控制、自動化控制與居家自動化等場景。</text:span></text:p>
      <text:p text:style-name="Text_20_body"><text:span text:style-name="Strong_20_Emphasis">English Description:</text:span><text:line-break/>The <text:span text:style-name="Strong_20_Emphasis">Alternating-Latching-Relay</text:span> is a self-holding and alternating switching relay module that uses <text:span text:style-name="Strong_20_Emphasis">mechanical electromagnetic relays</text:span>, <text:span text:style-name="Strong_20_Emphasis">contact switching</text:span>, and <text:span text:style-name="Strong_20_Emphasis">latching logic</text:span> to achieve <text:span text:style-name="Strong_20_Emphasis">ratchet-like and bistable toggle behavior</text:span>. Once triggered by a control pulse, the module <text:span text:style-name="Strong_20_Emphasis">maintains its output state (ON/OFF)</text:span> until the next activation. Ideal for <text:span text:style-name="Strong_20_Emphasis">industrial control, power switching, lighting control, motor control, automation control, and home automation applications</text:span>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TC" style:font-family-asian="'Noto Serif CJK TC'" style:font-family-generic-asian="system" style:font-pitch-asian="variable" style:font-size-asian="24pt" style:font-weight-asian="bold" style:font-name-complex="Noto Sans CJK TC1" style:font-family-complex="'Noto Sans CJK T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TC" style:font-family-asian="'Noto Serif CJK TC'" style:font-family-generic-asian="system" style:font-pitch-asian="variable" style:font-size-asian="18pt" style:font-weight-asian="bold" style:font-name-complex="Noto Sans CJK TC1" style:font-family-complex="'Noto Sans CJK TC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7:12:57.896707768</meta:creation-date>
    <meta:generator>LibreOffice/24.2.7.2$Linux_X86_64 LibreOffice_project/420$Build-2</meta:generator>
    <dc:date>2025-12-25T17:16:16.173957620</dc:date>
    <meta:editing-duration>PT3M20S</meta:editing-duration>
    <meta:editing-cycles>1</meta:editing-cycles>
    <meta:document-statistic meta:table-count="0" meta:image-count="0" meta:object-count="0" meta:page-count="1" meta:paragraph-count="2" meta:word-count="195" meta:character-count="738" meta:non-whitespace-character-count="661"/>
  </office:meta>
</office:document-meta>
</file>